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a1db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dcc29" officeooo:paragraph-rsid="002dcc29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ff6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ec60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ecdae" officeooo:paragraph-rsid="003ecdae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203c0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6b609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4c09c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9d21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font-size="16pt" officeooo:rsid="0009d212" style:font-size-asian="16pt" style:font-size-complex="16pt"/>
    </style:style>
    <style:style style:name="T11" style:family="text">
      <style:text-properties fo:font-size="16pt" officeooo:rsid="004591c6" style:font-size-asian="16pt" style:font-size-complex="16pt"/>
    </style:style>
    <style:style style:name="T12" style:family="text">
      <style:text-properties fo:font-size="16pt" officeooo:rsid="0009d212" style:font-size-asian="14pt" style:font-size-complex="16pt"/>
    </style:style>
    <style:style style:name="T13" style:family="text">
      <style:text-properties fo:font-size="16pt" officeooo:rsid="0044c09c" style:font-size-asian="14pt" style:font-size-complex="16pt"/>
    </style:style>
    <style:style style:name="T14" style:family="text">
      <style:text-properties fo:font-size="16pt" officeooo:rsid="0048acce" style:font-size-asian="14pt" style:font-size-complex="16pt"/>
    </style:style>
    <style:style style:name="T15" style:family="text">
      <style:text-properties officeooo:rsid="0009d212"/>
    </style:style>
    <style:style style:name="T16" style:family="text">
      <style:text-properties officeooo:rsid="000e4ff6"/>
    </style:style>
    <style:style style:name="T17" style:family="text">
      <style:text-properties officeooo:rsid="0011faf9"/>
    </style:style>
    <style:style style:name="T18" style:family="text">
      <style:text-properties officeooo:rsid="00181de3"/>
    </style:style>
    <style:style style:name="T19" style:family="text">
      <style:text-properties officeooo:rsid="001a1db0"/>
    </style:style>
    <style:style style:name="T20" style:family="text">
      <style:text-properties officeooo:rsid="001a5e18"/>
    </style:style>
    <style:style style:name="T21" style:family="text">
      <style:text-properties officeooo:rsid="001f307e"/>
    </style:style>
    <style:style style:name="T22" style:family="text">
      <style:text-properties officeooo:rsid="00222518"/>
    </style:style>
    <style:style style:name="T23" style:family="text">
      <style:text-properties officeooo:rsid="002da24b"/>
    </style:style>
    <style:style style:name="T24" style:family="text">
      <style:text-properties officeooo:rsid="002dcc29"/>
    </style:style>
    <style:style style:name="T25" style:family="text">
      <style:text-properties officeooo:rsid="002f2c91"/>
    </style:style>
    <style:style style:name="T26" style:family="text">
      <style:text-properties officeooo:rsid="002fd629"/>
    </style:style>
    <style:style style:name="T27" style:family="text">
      <style:text-properties officeooo:rsid="00330cc4"/>
    </style:style>
    <style:style style:name="T28" style:family="text">
      <style:text-properties officeooo:rsid="00354440"/>
    </style:style>
    <style:style style:name="T29" style:family="text">
      <style:text-properties officeooo:rsid="00377081"/>
    </style:style>
    <style:style style:name="T30" style:family="text">
      <style:text-properties officeooo:rsid="003ad1d1"/>
    </style:style>
    <style:style style:name="T31" style:family="text">
      <style:text-properties officeooo:rsid="003c650e"/>
    </style:style>
    <style:style style:name="T32" style:family="text">
      <style:text-properties officeooo:rsid="003ecdae"/>
    </style:style>
    <style:style style:name="T33" style:family="text">
      <style:text-properties officeooo:rsid="00234d0f"/>
    </style:style>
    <style:style style:name="T34" style:family="text">
      <style:text-properties officeooo:rsid="004203c0"/>
    </style:style>
    <style:style style:name="T35" style:family="text">
      <style:text-properties officeooo:rsid="00420c08"/>
    </style:style>
    <style:style style:name="T36" style:family="text">
      <style:text-properties officeooo:rsid="0043703d"/>
    </style:style>
    <style:style style:name="T37" style:family="text">
      <style:text-properties officeooo:rsid="0043becd"/>
    </style:style>
    <style:style style:name="T38" style:family="text">
      <style:text-properties officeooo:rsid="0044c09c"/>
    </style:style>
    <style:style style:name="T39" style:family="text">
      <style:text-properties officeooo:rsid="004591c6"/>
    </style:style>
    <style:style style:name="T40" style:family="text">
      <style:text-properties officeooo:rsid="0046b609"/>
    </style:style>
    <style:style style:name="T41" style:family="text">
      <style:text-properties officeooo:rsid="0048acc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5"/>
      <text:p text:style-name="P5"/>
      <text:p text:style-name="P5"/>
      <text:p text:style-name="P5"/>
      <text:p text:style-name="P17"/>
      <text:p text:style-name="P5"/>
      <text:p text:style-name="P5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7"/><text:span text:style-name="T16">Stout</text:span> <text:s text:c="60"/></text:p>
      <text:p text:style-name="P10">Brew Date: <text:s text:c="4"/><text:span text:style-name="T31">May 13’18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4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7" svg:x1="1.543cm" svg:y1="0.624cm" svg:x2="1.622cm" svg:y2="6.577cm"><text:p/></draw:line><draw:line text:anchor-type="paragraph" draw:z-index="5" draw:style-name="gr2" draw:text-style-name="P2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1">20 <text:s text:c="6"/># <text:s text:c="5"/>Pale</text:p>
      <text:p text:style-name="P11">1 <text:s text:c="8"/># <text:s text:c="5"/>Black Patent </text:p>
      <text:p text:style-name="P11"><draw:custom-shape text:anchor-type="paragraph" draw:z-index="2" draw:style-name="gr1" draw:text-style-name="P27" svg:width="0.583cm" svg:height="0.53cm" svg:x="16.307cm" svg:y="0.07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4"/>Roasted Barley</text:p>
      <text:p text:style-name="P11">2 <text:s text:c="9"/># <text:s text:c="4"/>Wheat</text:p>
      <text:p text:style-name="P12">1 <text:s text:c="9"/># <text:s text:c="4"/>Chocolate malt</text:p>
      <text:p text:style-name="P11">0.5 <text:s text:c="6"/># <text:s text:c="4"/>Flaked Barley</text:p>
      <text:p text:style-name="P8"><text:s/>1 <text:s text:c="15"/>Tsp NaCl (mash)</text:p>
      <text:p text:style-name="P8">1 <text:s text:c="16"/>tsp <text:s/>NaCl(sparge)<text:tab/><text:tab/><text:tab/></text:p>
      <text:p text:style-name="P8">5 <text:s text:c="16"/>Tsp Sprchrg</text:p>
      <text:p text:style-name="P18"><draw:line text:anchor-type="paragraph" draw:z-index="4" draw:style-name="gr2" draw:text-style-name="P27" svg:x1="1.623cm" svg:y1="0.626cm" svg:x2="1.702cm" svg:y2="0.6cm"><text:p/></draw:line> <text:s text:c="4"/>Irish Moss</text:p>
      <text:p text:style-name="P19"><text:s text:c="13"/><text:span text:style-name="T25">Mauri Brew ale</text:span></text:p>
      <text:p text:style-name="P8"/>
      <text:p text:style-name="P8"/>
      <text:p text:style-name="P8"/>
      <text:p text:style-name="P8"><draw:line text:anchor-type="paragraph" draw:z-index="7" draw:style-name="gr2" draw:text-style-name="P27" svg:x1="7.497cm" svg:y1="0.564cm" svg:x2="7.576cm" svg:y2="4.004cm"><text:p/></draw:line>Qt <text:s/>oz/g <text:s text:c="2"/>Hop/Seasoning <text:s text:c="14"/><text:span text:style-name="T15">Time</text:span></text:p>
      <text:p text:style-name="P9"><draw:line text:anchor-type="paragraph" draw:z-index="6" draw:style-name="gr2" draw:text-style-name="P27" svg:x1="2.549cm" svg:y1="0.012cm" svg:x2="2.628cm" svg:y2="3.452cm"><text:p/></draw:line> <text:span text:style-name="T15">45 <text:s text:c="5"/>g <text:s text:c="4"/>Fuggles <text:s text:c="14"/>60 min</text:span></text:p>
      <text:p text:style-name="P9"><text:s/><text:span text:style-name="T38">10g <text:s text:c="10"/>Target <text:s text:c="22"/>50min</text:span></text:p>
      <text:p text:style-name="P26"><text:s text:c="2"/><text:span text:style-name="T12">45</text:span><text:span text:style-name="T15"> <text:s text:c="11"/></text:span><text:span text:style-name="T12">g <text:s text:c="5"/></text:span><text:span text:style-name="T14">Fuggles <text:s text:c="8"/></text:span><text:span text:style-name="T12"><text:s text:c="20"/>15 min</text:span></text:p>
      <text:p text:style-name="P26"><text:span text:style-name="T12"><text:s/></text:span><text:span text:style-name="T13">10g <text:s text:c="16"/>Target <text:s text:c="30"/>15min</text:span><text:span text:style-name="T15"> </text:span></text:p>
      <text:p text:style-name="P2"><text:s text:c="3"/><text:span text:style-name="T39">2</text:span><text:span text:style-name="T10"> <text:s text:c="4"/>tabs <text:s text:c="6"/>Whirlflock <text:s text:c="23"/>1</text:span><text:span text:style-name="T11">6</text:span><text:span text:style-name="T10"> min</text:span></text:p>
      <text:p text:style-name="P2"><text:span text:style-name="T5"><text:s text:c="807"/></text:span><text:span text:style-name="T7">Stage <text:s text:c="13"/>Date <text:s text:c="17"/></text:span></text:p>
      <text:p text:style-name="P13">Primary: <text:s text:c="7"/><text:span text:style-name="T41">May 14’18</text:span> <text:s/></text:p>
      <text:p text:style-name="P13">Racked:<text:tab/> <text:s text:c="6"/><text:tab/><text:tab/><text:tab/><text:tab/><text:tab/></text:p>
      <text:p text:style-name="P13">Racked:</text:p>
      <text:p text:style-name="P16">Bottled: <text:s text:c="3"/><text:span text:style-name="T18"><text:s text:c="24"/>6x1l</text:span></text:p>
      <text:p text:style-name="P16">Kegged: <text:s text:c="9"/><text:span text:style-name="T30"><text:s text:c="15"/>2x 5gal <text:s/>#14 (T) <text:s/>#36{S}</text:span></text:p>
      <text:p text:style-name="P4"><text:span text:style-name="T7">Re-Kegged::</text:span><text:span text:style-name="T4"><text:tab/><text:tab/><text:tab/><text:tab/><text:tab/><text:tab/>Charged:</text:span></text:p>
      <text:p text:style-name="P21"><draw:frame draw:style-name="fr3" draw:name="Object2" text:anchor-type="paragraph" svg:x="9.206cm" svg:y="-0.162cm" svg:width="11.707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3">Start Time:<text:span text:style-name="T23">7am</text:span></text:p>
      <text:p text:style-name="P13">Fill mash tun:<text:tab/><text:span text:style-name="T20">Sat</text:span></text:p>
      <text:p text:style-name="P13">Fill sparge kettle:<text:tab/><text:span text:style-name="T20">Sat</text:span><text:tab/><text:tab/><text:tab/></text:p>
      <text:p text:style-name="P13">Fire burners: <text:span text:style-name="T23">7</text:span>am</text:p>
      <text:p text:style-name="P13">Heat Mash Tun : Target Temp: <text:span text:style-name="T23">68</text:span> <text:s text:c="4"/></text:p>
      <text:p text:style-name="P13">Heat Sparge Kettle: Target Temp: <text:span text:style-name="T23">74</text:span></text:p>
      <text:p text:style-name="P13">Target Temp (Mash): <text:span text:style-name="T24">68</text:span></text:p>
      <text:p text:style-name="P13">Grind grain: <text:s/><text:span text:style-name="T32">8am</text:span> </text:p>
      <text:p text:style-name="P13">sparge temp:<text:span text:style-name="T26">74</text:span></text:p>
      <text:p text:style-name="P13">Strike Temp: <text:span text:style-name="T26">66</text:span></text:p>
      <text:p text:style-name="P13">pump temp: <text:s/></text:p>
      <text:p text:style-name="P13">Mash in: <text:span text:style-name="T26">am</text:span></text:p>
      <text:p text:style-name="P13">Temp: <text:span text:style-name="T26">64.7</text:span></text:p>
      <text:p text:style-name="P13"><text:s/>Mash: Duration: <text:s text:c="2"/><text:span text:style-name="T16">90</text:span> <text:s text:c="4"/>minutes <text:s text:c="7"/></text:p>
      <text:p text:style-name="P15">Start: <text:span text:style-name="T32">8;15am</text:span></text:p>
      <text:p text:style-name="P15">Finish:<text:span text:style-name="T32">9:45am</text:span></text:p>
      <text:p text:style-name="P13">Heat (to deactivate enzymes)<text:tab/><text:tab/></text:p>
      <text:p text:style-name="P15">Target Temp: <text:span text:style-name="T19">168</text:span> <text:s text:c="2"/></text:p>
      <text:p text:style-name="P15">Start: <text:s text:c="3"/><text:span text:style-name="T34">9:45</text:span> <text:s/></text:p>
      <text:p text:style-name="P13">Finish: <text:s text:c="2"/><text:span text:style-name="T34">10:10</text:span></text:p>
      <text:p text:style-name="P13">Heat Sparge H20 (Target175◦) <text:s text:c="7"/></text:p>
      <text:p text:style-name="P15">Sparge: </text:p>
      <text:p text:style-name="P15">Start: <text:s/><text:span text:style-name="T34">10:20am</text:span></text:p>
      <text:p text:style-name="P13">Finish: <text:s/><text:span text:style-name="T35">10:59</text:span> <text:span text:style-name="T27">am</text:span></text:p>
      <text:p text:style-name="P13">Wort collected: <text:s text:c="2"/><text:span text:style-name="T17">full kettle</text:span></text:p>
      <text:p text:style-name="P23">Boil : Burner On: <text:s/><text:span text:style-name="T34">10:24 am <text:s text:c="3"/></text:span>Rolling Boil: <text:s/><text:span text:style-name="T36">11:20</text:span> <text:s/><text:span text:style-name="T22">am</text:span></text:p>
      <text:p text:style-name="P13">Duration: 90 min <text:s/>Start: <text:span text:style-name="T36">11:20</text:span> <text:s text:c="8"/>Finish: <text:span text:style-name="T36">12:50</text:span> <text:s/><text:span text:style-name="T28">pm</text:span> <text:s text:c="3"/></text:p>
      <text:p text:style-name="P24">Hops In: <text:span text:style-name="T37">11:50am</text:span> <text:s text:c="4"/><text:span text:style-name="T38">Hops in: 10g target 12pm</text:span> <text:span text:style-name="T33">Whirlflock in: 12:34pm <text:s text:c="3"/></text:span></text:p>
      <text:p text:style-name="P24">Hops in :<text:span text:style-name="T37">12:35pm </text:span></text:p>
      <text:p text:style-name="P13">Burner Off: <text:span text:style-name="T37">12:50pm</text:span></text:p>
      <text:p text:style-name="P13">Rest 15 min <text:s text:c="7"/></text:p>
      <text:p text:style-name="P13">Pump and chill: <text:s text:c="4"/></text:p>
      <text:p text:style-name="P13">Start: <text:span text:style-name="T37">1:05pm</text:span> <text:s text:c="3"/>Finish: <text:s text:c="5"/></text:p>
      <text:p text:style-name="P13">OG : <text:s text:c="2"/><text:span text:style-name="T29">1.067</text:span></text:p>
      <text:p text:style-name="P14">Yeast: <text:s text:c="2"/><text:span text:style-name="T29">Mauri Brew 15g</text:span></text:p>
      <text:p text:style-name="P13">Irish Moss</text:p>
      <text:p text:style-name="P6"/>
      <text:p text:style-name="P6">Notes: <text:span text:style-name="T40">had no Northern Brew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3T14:00:05.149598311</dc:date>
    <meta:editing-duration>PT13H15M32S</meta:editing-duration>
    <meta:editing-cycles>35</meta:editing-cycles>
    <meta:document-statistic meta:table-count="0" meta:image-count="0" meta:object-count="3" meta:page-count="2" meta:paragraph-count="67" meta:word-count="231" meta:character-count="2795" meta:non-whitespace-character-count="10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06cm" svg:height="8.999cm" xlink:href="." xlink:type="simple" chart:class="chart:line" chart:style-name="ch1">
        <chart:title svg:x="4.182cm" svg:y="0.315cm" chart:style-name="ch2">
          <text:p>Stout may 13'18</text:p>
        </chart:title>
        <chart:legend chart:legend-position="end" svg:x="9.039cm" svg:y="3.702cm" style:legend-expansion="high" chart:style-name="ch3"/>
        <chart:plot-area chart:style-name="ch4" chart:data-source-has-labels="both" svg:x="0.771cm" svg:y="1.3cm" svg:width="8.584cm" svg:height="6.739cm">
          <chartooo:coordinate-region svg:x="1.605cm" svg:y="1.5cm" svg:width="7.75cm" svg:height="5.318cm"/>
          <chart:axis chart:dimension="x" chart:name="primary-x" chart:style-name="ch5" chartooo:axis-type="auto">
            <chartooo:date-scale/>
            <chart:title svg:x="4.701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4.7">
                <text:p>64.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8.3">
                <text:p>68.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6.9">
                <text:p>66.9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5">
                <text:p>71.5</text:p>
              </table:table-cell>
              <table:table-cell office:value-type="float" office:value="67.4">
                <text:p>67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6">
                <text:p>71.6</text:p>
              </table:table-cell>
              <table:table-cell office:value-type="float" office:value="67.4">
                <text:p>67.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9">
                <text:p>71.9</text:p>
              </table:table-cell>
              <table:table-cell office:value-type="float" office:value="67.6">
                <text:p>67.6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3">
                <text:p>72.3</text:p>
              </table:table-cell>
              <table:table-cell office:value-type="float" office:value="67.7">
                <text:p>67.7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.7">
                <text:p>72.7</text:p>
              </table:table-cell>
              <table:table-cell office:value-type="float" office:value="68.1">
                <text:p>68.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9">
                <text:p>72.9</text:p>
              </table:table-cell>
              <table:table-cell office:value-type="float" office:value="68.2">
                <text:p>68.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5">
                <text:p>73.5</text:p>
              </table:table-cell>
              <table:table-cell office:value-type="float" office:value="68.4">
                <text:p>68.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7">
                <text:p>77.7</text:p>
              </table:table-cell>
              <table:table-cell office:value-type="float" office:value="69.6">
                <text:p>69.6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6">
                <text:p>82.6</text:p>
              </table:table-cell>
              <table:table-cell office:value-type="float" office:value="74.5">
                <text:p>74.5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